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fo:color="#ff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bold" fo:font-family="Calibri" style:font-family-asian="Calibri" style:font-family-complex="Calibri" fo:background-color="transparent" fo:color="#ff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bold" fo:font-family="Calibri" style:font-family-asian="Calibri" style:font-family-complex="Calibri" fo:background-color="transparent" fo:color="#ff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bold" fo:font-family="Calibri" style:font-family-asian="Calibri" style:font-family-complex="Calibri" fo:background-color="transparent" fo:color="#ff0000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6.00pt" fo:font-weight="bold" fo:font-family="Calibri" style:font-family-asian="Calibri" style:font-family-complex="Calibri" fo:background-color="transparent" fo:color="#ff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[07.09.2012 10:21:56] Peter Nedonosko:<text:s/></text:span><text:span text:style-name="T2">Надя, Рома возвращаясь к вопросы про тренинги</text:span></text:p>
      <text:p text:style-name="P1"><text:span text:style-name="T2">[07.09.2012 10:22:35] Peter Nedonosko: есть ряд вещей по которым нужно импрувить или приобретать знания (</text:span><text:span text:style-name="T3">Селен</text:span><text:span text:style-name="T4"><text:s/></text:span><text:span text:style-name="T5">к примеру)</text:span></text:p>
      <text:p text:style-name="P1"><text:span text:style-name="T5">[07.09.2012 10:22:55] Peter Nedonosko: пошарьте что есть из<text:s/></text:span><text:span text:style-name="T6">конф или тренингов<text:s/></text:span><text:span text:style-name="T7">вокруге</text:span></text:p>
      <text:p text:style-name="P1"><text:span text:style-name="T8"><text:s/>wdy</text:span><text:span text:style-name="T9">[07.09.2012 10:23:27] Peter Nedonosko:<text:s/></text:span><text:span text:style-name="T10">юзабилити</text:span><text:span text:style-name="T11"><text:s/>ИМО тоже нужно бы</text:span></text:p>
      <text:p text:style-name="P1"><text:span text:style-name="T11">[07.09.2012 10:23:46] musienko.maksim: На вскидку</text:span><text:span text:style-name="T12">:http://selenium2.ru/trainings.html</text:span><text:span text:style-name="T13"/></text:p>
      <text:p text:style-name="P1"><text:span text:style-name="T13">[07.09.2012 10:24:05] Peter Nedonosko: если что будет по<text:s/></text:span><text:span text:style-name="T14">JS тестированию<text:s/></text:span><text:span text:style-name="T15">то тоже маякуйте</text:span></text:p>
      <text:p text:style-name="P1"><text:span text:style-name="T15">[07.09.2012 10:24:28] Peter Nedonosko:</text:span><text:span text:style-name="T16"><text:s/>(JS юниты, Jasmine и тп)</text:span></text:p>
      <text:p text:style-name="P1"><text:span text:style-name="T17">[07.09.2012 10:24:37] Roman.Iyvshyn:<text:s/></text:span><text:a xlink:href="http://software-testing.ru/"><text:span text:style-name="T18">http://software-testing.ru/</text:span></text:a><text:span text:style-name="T19"><text:s/>смотрел много записей тренингов этих ребят ведущий Баранцев толковый дядько</text:span></text:p>
      <text:p text:style-name="P1"><text:span text:style-name="T19">[07.09.2012 10:24:54] Peter Nedonosko: давай конкретные предложения :)</text:span></text:p>
      <text:p text:style-name="P1"><text:span text:style-name="T19">[07.09.2012 10:25:00] musienko.maksim: Ну<text:s/></text:span><text:span text:style-name="T20">xpenjection</text:span><text:span text:style-name="T21"><text:s/>по нему тоже б неплохо пошаритсся было б</text:span></text:p>
      <text:p text:style-name="P1"><text:span text:style-name="T21">[07.09.2012 10:25:15] Peter Nedonosko: вот этот тренинг, скоко стоит и когда</text:span></text:p>
      <text:p text:style-name="P1"><text:span text:style-name="T21">[07.09.2012 10:25:37] musienko.maksim: Там Алименков по селену очень не плохо для начинающих ведет</text:span></text:p>
      <text:p text:style-name="P1"><text:span text:style-name="T21">[07.09.2012 10:25:56 | Изменены 10:26:03] musienko.maksim: И как правило всегда Киеве</text:span></text:p>
      <text:p text:style-name="P1"><text:span text:style-name="T21">[07.09.2012 10:28:58] musienko.maksim: По JS тестингу я чесно говоря дуб-дерево воще.:$</text:span></text:p>
      <text:p text:style-name="P1"><text:span text:style-name="T21">[07.09.2012 10:31:38] Peter Nedonosko: а мио вещь нужная, даже в<text:s/></text:span><text:span text:style-name="T22">иде 2.0 селена будет значительно меньше</text:span><text:span text:style-name="T23"><text:s/>из-за его малой эффективности для современных веб апп</text:span></text:p>
      <text:p text:style-name="P1"><text:span text:style-name="T23">[07.09.2012 10:32:16] Peter Nedonosko: (нужно тестить не токо странцу</text:span><text:span text:style-name="T24"><text:s/>а и то, что она отсылает на сервер(ы))</text:span></text:p>
      <text:p text:style-name="P1"><text:span text:style-name="T25">[07.09.2012 10:32:41] Peter Nedonosko:<text:s/></text:span><text:span text:style-name="T26">(да и дом может меняться и с версиями и в рантайме)</text:span></text:p>
      <text:p text:style-name="P1"><text:span text:style-name="T27">[07.09.2012 10:33:20] musienko.maksim: Так кто ж спорит</text:span></text:p>
      <text:p text:style-name="P1"><text:span text:style-name="T27">[07.09.2012 10:34:39] musienko.maksim: Что оно шлет впринципе можно и</text:span><text:span text:style-name="T28"><text:s/>фаербагом<text:s/></text:span><text:span text:style-name="T29">посмотреть если однократно:)</text:span></text:p>
      <text:p text:style-name="P1"><text:span text:style-name="T29">[07.09.2012 10:36:39] Peter Nedonosko: сам понимаешь что это не то, что нужно для автоматического тестирования</text:span></text:p>
      <text:p text:style-name="P1"><text:span text:style-name="T29">[07.09.2012 10:37:26 | Изменены 10:37:36] musienko.maksim: Ну если нужно пачку запросов проверить то такой тактике наверно наступит кердык.</text:span><text:span text:style-name="T3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